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herit" svg:font-family="Inherit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21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UP-NW">
      <style:table-properties table:display="true" style:writing-mode="lr-tb"/>
    </style:style>
    <style:style style:name="ta2" style:family="table" style:master-page-name="PageStyle_5f_UP-W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c78d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3c78d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rotation-align="non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eff0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109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03336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d9d9d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P-NW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UP-NW Line</text:p>
          </table:table-cell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function getDistanceFromLatLonInKm(lat1,lon1,lat2,lon2) {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/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var R = 6371; // Radius of the earth in km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Length</text:p>
          </table:table-cell>
          <table:table-cell table:style-name="ce16" office:value-type="float" office:value="63.2" calcext:value-type="float">
            <text:p>63.2000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)</text:p>
          </table:table-cell>
          <table:table-cell/>
          <table:table-cell table:style-name="ce24" table:number-columns-repeated="2"/>
          <table:table-cell table:style-name="ce8" office:value-type="string" calcext:value-type="string">
            <text:p>Earth Radius</text:p>
          </table:table-cell>
          <table:table-cell table:style-name="ce15" office:value-type="float" office:value="3959" calcext:value-type="float">
            <text:p>3959</text:p>
          </table:table-cell>
          <table:table-cell table:style-name="ce9" office:value-type="string" calcext:value-type="string">
            <text:p>miles</text:p>
          </table:table-cell>
          <table:table-cell table:number-columns-repeated="5"/>
          <table:table-cell table:style-name="ce36" office:value-type="string" calcext:value-type="string">
            <text:p>var dLat = deg2rad(lat2-lat1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style-name="ce17" office:value-type="float" office:value="12" calcext:value-type="float">
            <text:p>12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)</text:p>
          </table:table-cell>
          <table:table-cell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Lon = deg2rad(lon2-lon1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Miles Per Foot</text:p>
          </table:table-cell>
          <table:table-cell table:style-name="ce18" table:formula="of:=[.C3]/[.C4]" office:value-type="string" office:string-value="5.2667" calcext:value-type="string">
            <text:p>5.2667</text:p>
          </table:table-cell>
          <table:table-cell table:style-name="ce20" office:value-type="string" calcext:value-type="string">
            <text:p>(for accurate scaling of each line, this will be used for all other lines, and F will be calculated)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a = Math.sin(dLat/2) * Math.sin(dLat/2) + Math.cos(deg2rad(lat1)) * Math.cos(deg2rad(lat2)) * Math.sin(dLon/2) * Math.sin(dLon/2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c = 2 * Math.atan2(Math.sqrt(a), Math.sqrt(1-a)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LED Spacing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9" office:value-type="string" calcext:value-type="string">
            <text:p>inches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 = R * c; // Distance in km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style-name="ce19" table:formula="of:=[.C7]/12" office:value-type="string" office:string-value="0.0547" calcext:value-type="string">
            <text:p>0.0547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LED)</text:p>
          </table:table-cell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/>
          <table:table-cell table:style-name="ce18" table:formula="of:=([.C3]/[.C4])*[.C8]" office:value-type="string" office:string-value="0.2879" calcext:value-type="string">
            <text:p>0.2879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LED)</text:p>
          </table:table-cell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5"/>
          <table:table-cell table:style-name="ce37"/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8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>
            <text:p>From KML – Line Segments from Simplified Files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10" office:value-type="string" calcext:value-type="string">
            <text:p>Harvard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21" office:value-type="string" calcext:value-type="string">
            <text:p>segment</text:p>
          </table:table-cell>
          <table:table-cell table:style-name="ce11" office:value-type="string" calcext:value-type="string">
            <text:p>dlon (rad)</text:p>
          </table:table-cell>
          <table:table-cell table:style-name="ce11" office:value-type="string" calcext:value-type="string">
            <text:p>dlat (rad)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length (miles)</text:p>
          </table:table-cell>
          <table:table-cell table:style-name="ce2" office:value-type="string" calcext:value-type="string">
            <text:p>(M-MO)/MLED</text:p>
          </table:table-cell>
          <table:table-cell table:style-name="ce11" office:value-type="string" calcext:value-type="string">
            <text:p>num LEDs</text:p>
          </table:table-cell>
          <table:table-cell table:style-name="ce11" office:value-type="string" calcext:value-type="string">
            <text:p>Remainder (MR)</text:p>
          </table:table-cell>
          <table:table-cell table:style-name="ce11" office:value-type="string" calcext:value-type="string">
            <text:p>Offset (MO)</text:p>
          </table:table-cell>
          <table:table-cell table:style-name="ce32" office:value-type="string" calcext:value-type="string">
            <text:p>double check</text:p>
          </table:table-cell>
          <table:table-cell table:style-name="ce30" office:value-type="string" calcext:value-type="string">
            <text:p>dlon(offset) (deg)</text:p>
          </table:table-cell>
          <table:table-cell table:style-name="ce30" office:value-type="string" calcext:value-type="string">
            <text:p>dlat(offset) (deg)</text:p>
          </table:table-cell>
          <table:table-cell table:style-name="ce30" office:value-type="string" calcext:value-type="string">
            <text:p>dlon(LED) (deg)</text:p>
          </table:table-cell>
          <table:table-cell table:style-name="ce30" office:value-type="string" calcext:value-type="string">
            <text:p>dlat(LED) (deg)</text:p>
          </table:table-cell>
          <table:table-cell table:style-name="ce30" office:value-type="string" calcext:value-type="string">
            <text:p>segment</text:p>
          </table:table-cell>
          <table:table-cell table:number-columns-repeated="100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office:value-type="float" office:value="-87.640591" calcext:value-type="float">
            <text:p>-87.640591000</text:p>
          </table:table-cell>
          <table:table-cell table:style-name="ce12" office:value-type="float" office:value="41.882648" calcext:value-type="float">
            <text:p>41.882648000</text:p>
          </table:table-cell>
          <table:table-cell table:style-name="ce9"/>
          <table:table-cell table:number-columns-repeated="2"/>
          <table:table-cell table:style-name="ce25" table:number-columns-repeated="2"/>
          <table:table-cell/>
          <table:table-cell table:style-name="ce25"/>
          <table:table-cell table:number-columns-repeated="1014"/>
        </table:table-row>
        <table:table-row table:style-name="ro2">
          <table:table-cell table:style-name="ce4" table:formula="of:=[.A15]+1" office:value-type="float" office:value="1" calcext:value-type="float">
            <text:p>1</text:p>
          </table:table-cell>
          <table:table-cell table:style-name="ce12" office:value-type="float" office:value="-87.641153" calcext:value-type="float">
            <text:p>-87.641153000</text:p>
          </table:table-cell>
          <table:table-cell table:style-name="ce12" office:value-type="float" office:value="41.888943" calcext:value-type="float">
            <text:p>41.88894300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16]-[.B15])" office:value-type="float" office:value="-0.00000980875039624604" calcext:value-type="float">
            <text:p>-9.81E-06</text:p>
          </table:table-cell>
          <table:table-cell table:style-name="ce23" table:formula="of:=RADIANS([.C16]-[.C15])" office:value-type="float" office:value="0.000109868476412945" calcext:value-type="float">
            <text:p>1.10E-04</text:p>
          </table:table-cell>
          <table:table-cell table:style-name="ce25" table:formula="of:=SIN([.F16]/2)*SIN([.F16]/2)+COS(RADIANS([.C15]))*COS(RADIANS([.C16]))*SIN([.E16]/2)*SIN([.E16]/2)" office:value-type="float" office:value="0.00000000303110174894169" calcext:value-type="float">
            <text:p>0.000000003</text:p>
          </table:table-cell>
          <table:table-cell table:style-name="ce25" table:formula="of:=2*ATAN(SQRT([.G16])/SQRT(1-[.G16]))" office:value-type="float" office:value="0.000110110885056914" calcext:value-type="float">
            <text:p>0.0001101109</text:p>
          </table:table-cell>
          <table:table-cell table:style-name="ce27" table:formula="of:=[.$J$3]*[.H16]" office:value-type="float" office:value="0.435928993940322" calcext:value-type="float">
            <text:p>0.43593</text:p>
          </table:table-cell>
          <table:table-cell table:style-name="ce29" table:formula="of:=([.I16]-[.M16])/[.$C$9]" office:value-type="float" office:value="1.51416809288059" calcext:value-type="float">
            <text:p>1.51417</text:p>
          </table:table-cell>
          <table:table-cell table:formula="of:=1+(QUOTIENT(([.I16]-[.M16]);[.$C$9]))" office:value-type="float" office:value="2" calcext:value-type="float">
            <text:p>2</text:p>
          </table:table-cell>
          <table:table-cell table:style-name="ce18" table:formula="of:=([.I16]-[.M16])-([.$C$9]*([.K16]-1))" office:value-type="float" office:value="0.148028993940322" calcext:value-type="float">
            <text:p>0.1480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16]-1)*[.$C$9]+[.M16]+[.L16]" office:value-type="float" office:value="0.435928993940322" calcext:value-type="float">
            <text:p>0.4359</text:p>
          </table:table-cell>
          <table:table-cell table:style-name="ce34" table:formula="of:=DEGREES([.$M16]*[.E16]/[.$I16])" office:value-type="float" office:value="-0" calcext:value-type="float">
            <text:p>-0.0000000E+00</text:p>
          </table:table-cell>
          <table:table-cell table:style-name="ce34" table:formula="of:=DEGREES([.$M16]*[.F16]/[.$I16])" office:value-type="float" office:value="0" calcext:value-type="float">
            <text:p>0.0000000E+00</text:p>
          </table:table-cell>
          <table:table-cell table:style-name="ce34" table:formula="of:=DEGREES([.$C$9]*[.E16]/[.$I16])" office:value-type="float" office:value="-0.000371160905215622" calcext:value-type="float">
            <text:p>-3.7116091E-04</text:p>
          </table:table-cell>
          <table:table-cell table:style-name="ce34" table:formula="of:=DEGREES([.$C$9]*[.F16]/[.$I16])" office:value-type="float" office:value="0.00415739839558938" calcext:value-type="float">
            <text:p>4.1573984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 table:formula="of:=[.A16]+1" office:value-type="float" office:value="2" calcext:value-type="float">
            <text:p>2</text:p>
          </table:table-cell>
          <table:table-cell table:style-name="ce12" office:value-type="float" office:value="-87.659185" calcext:value-type="float">
            <text:p>-87.659185000</text:p>
          </table:table-cell>
          <table:table-cell table:style-name="ce12" office:value-type="float" office:value="41.900699" calcext:value-type="float">
            <text:p>41.900699000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RADIANS([.B17]-[.B16])" office:value-type="float" office:value="-0.000314717770719459" calcext:value-type="float">
            <text:p>-3.15E-04</text:p>
          </table:table-cell>
          <table:table-cell table:style-name="ce23" table:formula="of:=RADIANS([.C17]-[.C16])" office:value-type="float" office:value="0.000205180906864548" calcext:value-type="float">
            <text:p>2.05E-04</text:p>
          </table:table-cell>
          <table:table-cell table:style-name="ce25" table:formula="of:=SIN([.F17]/2)*SIN([.F17]/2)+COS(RADIANS([.C16]))*COS(RADIANS([.C17]))*SIN([.E17]/2)*SIN([.E17]/2)" office:value-type="float" office:value="0.0000000242450654861525" calcext:value-type="float">
            <text:p>2.42450654861525E-08</text:p>
          </table:table-cell>
          <table:table-cell table:style-name="ce25" table:formula="of:=2*ATAN(SQRT([.G17])/SQRT(1-[.G17]))" office:value-type="float" office:value="0.000311416542155959" calcext:value-type="float">
            <text:p>0.0003114165</text:p>
          </table:table-cell>
          <table:table-cell table:style-name="ce27" table:formula="of:=[.$J$3]*[.H17]" office:value-type="float" office:value="1.23289809039544" calcext:value-type="float">
            <text:p>1.23290</text:p>
          </table:table-cell>
          <table:table-cell table:style-name="ce29" table:formula="of:=([.I17]-[.M17])/[.$C$9]" office:value-type="float" office:value="3.79655117865844" calcext:value-type="float">
            <text:p>3.79655</text:p>
          </table:table-cell>
          <table:table-cell table:formula="of:=1+(QUOTIENT(([.I17]-[.M17]);[.$C$9]))" office:value-type="float" office:value="4" calcext:value-type="float">
            <text:p>4</text:p>
          </table:table-cell>
          <table:table-cell table:style-name="ce18" table:formula="of:=([.I17]-[.M17])-([.$C$9]*([.K17]-1))" office:value-type="float" office:value="0.229327084335764" calcext:value-type="float">
            <text:p>0.2293</text:p>
          </table:table-cell>
          <table:table-cell table:style-name="ce18" table:formula="of:=[.$C$9]-[.L16]" office:value-type="float" office:value="0.139871006059678" calcext:value-type="float">
            <text:p>0.1399</text:p>
          </table:table-cell>
          <table:table-cell table:style-name="ce33" table:formula="of:=([.K17]-1)*[.$C$9]+[.M17]+[.L17]" office:value-type="float" office:value="1.23289809039544" calcext:value-type="float">
            <text:p>1.2329</text:p>
          </table:table-cell>
          <table:table-cell table:style-name="ce34" table:formula="of:=DEGREES([.$M17]*[.E17]/[.$I17])" office:value-type="float" office:value="-0.00204571164552448" calcext:value-type="float">
            <text:p>-2.0457116E-03</text:p>
          </table:table-cell>
          <table:table-cell table:style-name="ce34" table:formula="of:=DEGREES([.$M17]*[.F17]/[.$I17])" office:value-type="float" office:value="0.00133370597298187" calcext:value-type="float">
            <text:p>1.3337060E-03</text:p>
          </table:table-cell>
          <table:table-cell table:style-name="ce34" table:formula="of:=DEGREES([.$C$9]*[.E17]/[.$I17])" office:value-type="float" office:value="-0.00421073959027083" calcext:value-type="float">
            <text:p>-4.2107396E-03</text:p>
          </table:table-cell>
          <table:table-cell table:style-name="ce34" table:formula="of:=DEGREES([.$C$9]*[.F17]/[.$I17])" office:value-type="float" office:value="0.00274520045603769" calcext:value-type="float">
            <text:p>2.7452005E-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4" table:formula="of:=[.A17]+1" office:value-type="float" office:value="3" calcext:value-type="float">
            <text:p>3</text:p>
          </table:table-cell>
          <table:table-cell table:style-name="ce12" office:value-type="float" office:value="-87.668794" calcext:value-type="float">
            <text:p>-87.668794000</text:p>
          </table:table-cell>
          <table:table-cell table:style-name="ce12" office:value-type="float" office:value="41.917548" calcext:value-type="float">
            <text:p>41.91754800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RADIANS([.B18]-[.B17])" office:value-type="float" office:value="-0.00016770868782434" calcext:value-type="float">
            <text:p>-1.68E-04</text:p>
          </table:table-cell>
          <table:table-cell table:style-name="ce23" table:formula="of:=RADIANS([.C18]-[.C17])" office:value-type="float" office:value="0.00029407052566841" calcext:value-type="float">
            <text:p>2.94E-04</text:p>
          </table:table-cell>
          <table:table-cell table:style-name="ce25" table:formula="of:=SIN([.F18]/2)*SIN([.F18]/2)+COS(RADIANS([.C17]))*COS(RADIANS([.C18]))*SIN([.E18]/2)*SIN([.E18]/2)" office:value-type="float" office:value="0.0000000255137320446019" calcext:value-type="float">
            <text:p>2.55137320446019E-08</text:p>
          </table:table-cell>
          <table:table-cell table:style-name="ce25" table:formula="of:=2*ATAN(SQRT([.G18])/SQRT(1-[.G18]))" office:value-type="float" office:value="0.00031946037163683" calcext:value-type="float">
            <text:p>0.0003194604</text:p>
          </table:table-cell>
          <table:table-cell table:style-name="ce27" table:formula="of:=[.$J$3]*[.H18]" office:value-type="float" office:value="1.26474361131021" calcext:value-type="float">
            <text:p>1.26474</text:p>
          </table:table-cell>
          <table:table-cell table:style-name="ce29" table:formula="of:=([.I18]-[.M18])/[.$C$9]" office:value-type="float" office:value="4.18954739717254" calcext:value-type="float">
            <text:p>4.18955</text:p>
          </table:table-cell>
          <table:table-cell table:formula="of:=1+(QUOTIENT(([.I18]-[.M18]);[.$C$9]))" office:value-type="float" office:value="5" calcext:value-type="float">
            <text:p>5</text:p>
          </table:table-cell>
          <table:table-cell table:style-name="ce18" table:formula="of:=([.I18]-[.M18])-([.$C$9]*([.K18]-1))" office:value-type="float" office:value="0.0545706956459742" calcext:value-type="float">
            <text:p>0.0546</text:p>
          </table:table-cell>
          <table:table-cell table:style-name="ce18" table:formula="of:=[.$C$9]-[.L17]" office:value-type="float" office:value="0.058572915664236" calcext:value-type="float">
            <text:p>0.0586</text:p>
          </table:table-cell>
          <table:table-cell table:style-name="ce33" table:formula="of:=([.K18]-1)*[.$C$9]+[.M18]+[.L18]" office:value-type="float" office:value="1.26474361131021" calcext:value-type="float">
            <text:p>1.2647</text:p>
          </table:table-cell>
          <table:table-cell table:style-name="ce34" table:formula="of:=DEGREES([.$M18]*[.E18]/[.$I18])" office:value-type="float" office:value="-0.000445012840219269" calcext:value-type="float">
            <text:p>-4.4501284E-04</text:p>
          </table:table-cell>
          <table:table-cell table:style-name="ce34" table:formula="of:=DEGREES([.$M18]*[.F18]/[.$I18])" office:value-type="float" office:value="0.00078031234726219" calcext:value-type="float">
            <text:p>7.8031235E-04</text:p>
          </table:table-cell>
          <table:table-cell table:style-name="ce34" table:formula="of:=DEGREES([.$C$9]*[.E18]/[.$I18])" office:value-type="float" office:value="-0.0021873453838897" calcext:value-type="float">
            <text:p>-2.1873454E-03</text:p>
          </table:table-cell>
          <table:table-cell table:style-name="ce34" table:formula="of:=DEGREES([.$C$9]*[.F18]/[.$I18])" office:value-type="float" office:value="0.00383542328786536" calcext:value-type="float">
            <text:p>3.8354233E-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4" table:formula="of:=[.A18]+1" office:value-type="float" office:value="4" calcext:value-type="float">
            <text:p>4</text:p>
          </table:table-cell>
          <table:table-cell table:style-name="ce12" office:value-type="float" office:value="-87.883235" calcext:value-type="float">
            <text:p>-87.883235000</text:p>
          </table:table-cell>
          <table:table-cell table:style-name="ce12" office:value-type="float" office:value="42.039224" calcext:value-type="float">
            <text:p>42.039224000</text:p>
          </table:table-cell>
          <table:table-cell table:style-name="ce9" office:value-type="float" office:value="3" calcext:value-type="float">
            <text:p>3</text:p>
          </table:table-cell>
          <table:table-cell table:style-name="ce23" table:formula="of:=RADIANS([.B19]-[.B18])" office:value-type="float" office:value="-0.00374270150126905" calcext:value-type="float">
            <text:p>-3.74E-03</text:p>
          </table:table-cell>
          <table:table-cell table:style-name="ce23" table:formula="of:=RADIANS([.C19]-[.C18])" office:value-type="float" office:value="0.00212364682065663" calcext:value-type="float">
            <text:p>2.12E-03</text:p>
          </table:table-cell>
          <table:table-cell table:style-name="ce25" table:formula="of:=SIN([.F19]/2)*SIN([.F19]/2)+COS(RADIANS([.C18]))*COS(RADIANS([.C19]))*SIN([.E19]/2)*SIN([.E19]/2)" office:value-type="float" office:value="0.00000306277982724137" calcext:value-type="float">
            <text:p>3.06277982724137E-06</text:p>
          </table:table-cell>
          <table:table-cell table:style-name="ce25" table:formula="of:=2*ATAN(SQRT([.G19])/SQRT(1-[.G19]))" office:value-type="float" office:value="0.00350016168433397" calcext:value-type="float">
            <text:p>0.0035001617</text:p>
          </table:table-cell>
          <table:table-cell table:style-name="ce27" table:formula="of:=[.$J$3]*[.H19]" office:value-type="float" office:value="13.8571401082782" calcext:value-type="float">
            <text:p>13.85714</text:p>
          </table:table-cell>
          <table:table-cell table:style-name="ce29" table:formula="of:=([.I19]-[.M19])/[.$C$9]" office:value-type="float" office:value="47.3213296419734" calcext:value-type="float">
            <text:p>47.32133</text:p>
          </table:table-cell>
          <table:table-cell table:formula="of:=1+(QUOTIENT(([.I19]-[.M19]);[.$C$9]))" office:value-type="float" office:value="48" calcext:value-type="float">
            <text:p>48</text:p>
          </table:table-cell>
          <table:table-cell table:style-name="ce18" table:formula="of:=([.I19]-[.M19])-([.$C$9]*([.K19]-1))" office:value-type="float" office:value="0.0925108039241476" calcext:value-type="float">
            <text:p>0.0925</text:p>
          </table:table-cell>
          <table:table-cell table:style-name="ce18" table:formula="of:=[.$C$9]-[.L18]" office:value-type="float" office:value="0.233329304354026" calcext:value-type="float">
            <text:p>0.2333</text:p>
          </table:table-cell>
          <table:table-cell table:style-name="ce33" table:formula="of:=([.K19]-1)*[.$C$9]+[.M19]+[.L19]" office:value-type="float" office:value="13.8571401082782" calcext:value-type="float">
            <text:p>13.8571</text:p>
          </table:table-cell>
          <table:table-cell table:style-name="ce34" table:formula="of:=DEGREES([.$M19]*[.E19]/[.$I19])" office:value-type="float" office:value="-0.00361080056663996" calcext:value-type="float">
            <text:p>-3.6108006E-03</text:p>
          </table:table-cell>
          <table:table-cell table:style-name="ce34" table:formula="of:=DEGREES([.$M19]*[.F19]/[.$I19])" office:value-type="float" office:value="0.00204880489153893" calcext:value-type="float">
            <text:p>2.0488049E-03</text:p>
          </table:table-cell>
          <table:table-cell table:style-name="ce34" table:formula="of:=DEGREES([.$C$9]*[.E19]/[.$I19])" office:value-type="float" office:value="-0.00445528900029787" calcext:value-type="float">
            <text:p>-4.4552890E-03</text:p>
          </table:table-cell>
          <table:table-cell table:style-name="ce34" table:formula="of:=DEGREES([.$C$9]*[.F19]/[.$I19])" office:value-type="float" office:value="0.00252797620044797" calcext:value-type="float">
            <text:p>2.5279762E-0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29"/>
          <table:table-cell table:number-columns-repeated="776"/>
        </table:table-row>
        <table:table-row table:style-name="ro2">
          <table:table-cell table:style-name="ce4" table:formula="of:=[.A19]+1" office:value-type="float" office:value="5" calcext:value-type="float">
            <text:p>5</text:p>
          </table:table-cell>
          <table:table-cell table:style-name="ce12" office:value-type="float" office:value="-88.096447" calcext:value-type="float">
            <text:p>-88.096447000</text:p>
          </table:table-cell>
          <table:table-cell table:style-name="ce12" office:value-type="float" office:value="42.1343221" calcext:value-type="float">
            <text:p>42.134322100</text:p>
          </table:table-cell>
          <table:table-cell table:style-name="ce9" office:value-type="float" office:value="4" calcext:value-type="float">
            <text:p>4</text:p>
          </table:table-cell>
          <table:table-cell table:style-name="ce23" table:formula="of:=RADIANS([.B20]-[.B19])" office:value-type="float" office:value="-0.00372125140476213" calcext:value-type="float">
            <text:p>-3.72E-03</text:p>
          </table:table-cell>
          <table:table-cell table:style-name="ce23" table:formula="of:=RADIANS([.C20]-[.C19])" office:value-type="float" office:value="0.00165977495739084" calcext:value-type="float">
            <text:p>1.66E-03</text:p>
          </table:table-cell>
          <table:table-cell table:style-name="ce25" table:formula="of:=SIN([.F20]/2)*SIN([.F20]/2)+COS(RADIANS([.C19]))*COS(RADIANS([.C20]))*SIN([.E20]/2)*SIN([.E20]/2)" office:value-type="float" office:value="0.0000025953923887692" calcext:value-type="float">
            <text:p>2.5953923887692E-06</text:p>
          </table:table-cell>
          <table:table-cell table:style-name="ce25" table:formula="of:=2*ATAN(SQRT([.G20])/SQRT(1-[.G20]))" office:value-type="float" office:value="0.00322204570676841" calcext:value-type="float">
            <text:p>0.0032220457</text:p>
          </table:table-cell>
          <table:table-cell table:style-name="ce27" table:formula="of:=[.$J$3]*[.H20]" office:value-type="float" office:value="12.7560789530962" calcext:value-type="float">
            <text:p>12.75608</text:p>
          </table:table-cell>
          <table:table-cell table:style-name="ce29" table:formula="of:=([.I20]-[.M20])/[.$C$9]" office:value-type="float" office:value="43.6286549392855" calcext:value-type="float">
            <text:p>43.62865</text:p>
          </table:table-cell>
          <table:table-cell table:formula="of:=1+(QUOTIENT(([.I20]-[.M20]);[.$C$9]))" office:value-type="float" office:value="44" calcext:value-type="float">
            <text:p>44</text:p>
          </table:table-cell>
          <table:table-cell table:style-name="ce18" table:formula="of:=([.I20]-[.M20])-([.$C$9]*([.K20]-1))" office:value-type="float" office:value="0.180989757020297" calcext:value-type="float">
            <text:p>0.1810</text:p>
          </table:table-cell>
          <table:table-cell table:style-name="ce18" table:formula="of:=[.$C$9]-[.L19]" office:value-type="float" office:value="0.195389196075852" calcext:value-type="float">
            <text:p>0.1954</text:p>
          </table:table-cell>
          <table:table-cell table:style-name="ce33" table:formula="of:=([.K20]-1)*[.$C$9]+[.M20]+[.L20]" office:value-type="float" office:value="12.7560789530962" calcext:value-type="float">
            <text:p>12.7561</text:p>
          </table:table-cell>
          <table:table-cell table:style-name="ce34" table:formula="of:=DEGREES([.$M20]*[.E20]/[.$I20])" office:value-type="float" office:value="-0.00326584065737637" calcext:value-type="float">
            <text:p>-3.2658407E-03</text:p>
          </table:table-cell>
          <table:table-cell table:style-name="ce34" table:formula="of:=DEGREES([.$M20]*[.F20]/[.$I20])" office:value-type="float" office:value="0.0014566499137912" calcext:value-type="float">
            <text:p>1.4566499E-03</text:p>
          </table:table-cell>
          <table:table-cell table:style-name="ce34" table:formula="of:=DEGREES([.$C$9]*[.E20]/[.$I20])" office:value-type="float" office:value="-0.00481211624870827" calcext:value-type="float">
            <text:p>-4.8121162E-03</text:p>
          </table:table-cell>
          <table:table-cell table:style-name="ce34" table:formula="of:=DEGREES([.$C$9]*[.F20]/[.$I20])" office:value-type="float" office:value="0.00214632906323891" calcext:value-type="float">
            <text:p>2.1463291E-0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4" table:formula="of:=[.A20]+1" office:value-type="float" office:value="6" calcext:value-type="float">
            <text:p>6</text:p>
          </table:table-cell>
          <table:table-cell table:style-name="ce12" office:value-type="float" office:value="-88.2602978" calcext:value-type="float">
            <text:p>-88.260297800</text:p>
          </table:table-cell>
          <table:table-cell table:style-name="ce12" office:value-type="float" office:value="42.2189834" calcext:value-type="float">
            <text:p>42.218983400</text:p>
          </table:table-cell>
          <table:table-cell table:style-name="ce9" office:value-type="float" office:value="5" calcext:value-type="float">
            <text:p>5</text:p>
          </table:table-cell>
          <table:table-cell table:style-name="ce23" table:formula="of:=RADIANS([.B21]-[.B20])" office:value-type="float" office:value="-0.00285973594202683" calcext:value-type="float">
            <text:p>-2.86E-03</text:p>
          </table:table-cell>
          <table:table-cell table:style-name="ce23" table:formula="of:=RADIANS([.C21]-[.C20])" office:value-type="float" office:value="0.00147761843401868" calcext:value-type="float">
            <text:p>1.48E-03</text:p>
          </table:table-cell>
          <table:table-cell table:style-name="ce25" table:formula="of:=SIN([.F21]/2)*SIN([.F21]/2)+COS(RADIANS([.C20]))*COS(RADIANS([.C21]))*SIN([.E21]/2)*SIN([.E21]/2)" office:value-type="float" office:value="0.00000166868260449999" calcext:value-type="float">
            <text:p>1.66868260449999E-06</text:p>
          </table:table-cell>
          <table:table-cell table:style-name="ce25" table:formula="of:=2*ATAN(SQRT([.G21])/SQRT(1-[.G21]))" office:value-type="float" office:value="0.00258355068281466" calcext:value-type="float">
            <text:p>0.0025835507</text:p>
          </table:table-cell>
          <table:table-cell table:style-name="ce27" table:formula="of:=[.$J$3]*[.H21]" office:value-type="float" office:value="10.2282771532632" calcext:value-type="float">
            <text:p>10.22828</text:p>
          </table:table-cell>
          <table:table-cell table:style-name="ce29" table:formula="of:=([.I21]-[.M21])/[.$C$9]" office:value-type="float" office:value="35.1558419947327" calcext:value-type="float">
            <text:p>35.15584</text:p>
          </table:table-cell>
          <table:table-cell table:formula="of:=1+(QUOTIENT(([.I21]-[.M21]);[.$C$9]))" office:value-type="float" office:value="36" calcext:value-type="float">
            <text:p>36</text:p>
          </table:table-cell>
          <table:table-cell table:style-name="ce18" table:formula="of:=([.I21]-[.M21])-([.$C$9]*([.K21]-1))" office:value-type="float" office:value="0.0448669102835382" calcext:value-type="float">
            <text:p>0.0449</text:p>
          </table:table-cell>
          <table:table-cell table:style-name="ce18" table:formula="of:=[.$C$9]-[.L20]" office:value-type="float" office:value="0.106910242979703" calcext:value-type="float">
            <text:p>0.1069</text:p>
          </table:table-cell>
          <table:table-cell table:style-name="ce33" table:formula="of:=([.K21]-1)*[.$C$9]+[.M21]+[.L21]" office:value-type="float" office:value="10.2282771532632" calcext:value-type="float">
            <text:p>10.2283</text:p>
          </table:table-cell>
          <table:table-cell table:style-name="ce34" table:formula="of:=DEGREES([.$M21]*[.E21]/[.$I21])" office:value-type="float" office:value="-0.00171263728758372" calcext:value-type="float">
            <text:p>-1.7126373E-03</text:p>
          </table:table-cell>
          <table:table-cell table:style-name="ce34" table:formula="of:=DEGREES([.$M21]*[.F21]/[.$I21])" office:value-type="float" office:value="0.000884915418144478" calcext:value-type="float">
            <text:p>8.8491542E-04</text:p>
          </table:table-cell>
          <table:table-cell table:style-name="ce34" table:formula="of:=DEGREES([.$C$9]*[.E21]/[.$I21])" office:value-type="float" office:value="-0.00461198348589446" calcext:value-type="float">
            <text:p>-4.6119835E-03</text:p>
          </table:table-cell>
          <table:table-cell table:style-name="ce34" table:formula="of:=DEGREES([.$C$9]*[.F21]/[.$I21])" office:value-type="float" office:value="0.00238300037286571" calcext:value-type="float">
            <text:p>2.3830004E-0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4" table:formula="of:=[.A21]+1" office:value-type="float" office:value="7" calcext:value-type="float">
            <text:p>7</text:p>
          </table:table-cell>
          <table:table-cell table:style-name="ce12" office:value-type="float" office:value="-88.291352" calcext:value-type="float">
            <text:p>-88.291352000</text:p>
          </table:table-cell>
          <table:table-cell table:style-name="ce12" office:value-type="float" office:value="42.230624" calcext:value-type="float">
            <text:p>42.230624000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formula="of:=RADIANS([.B22]-[.B21])" office:value-type="float" office:value="-0.00054199803657282" calcext:value-type="float">
            <text:p>-5.42E-04</text:p>
          </table:table-cell>
          <table:table-cell table:style-name="ce23" table:formula="of:=RADIANS([.C22]-[.C21])" office:value-type="float" office:value="0.000203166796907648" calcext:value-type="float">
            <text:p>2.03E-04</text:p>
          </table:table-cell>
          <table:table-cell table:style-name="ce25" table:formula="of:=SIN([.F22]/2)*SIN([.F22]/2)+COS(RADIANS([.C21]))*COS(RADIANS([.C22]))*SIN([.E22]/2)*SIN([.E22]/2)" office:value-type="float" office:value="0.0000000505910434867586" calcext:value-type="float">
            <text:p>5.05910434867586E-08</text:p>
          </table:table-cell>
          <table:table-cell table:style-name="ce25" table:formula="of:=2*ATAN(SQRT([.G22])/SQRT(1-[.G22]))" office:value-type="float" office:value="0.000449849060641055" calcext:value-type="float">
            <text:p>0.0004498491</text:p>
          </table:table-cell>
          <table:table-cell table:style-name="ce27" table:formula="of:=[.$J$3]*[.H22]" office:value-type="float" office:value="1.78095243107794" calcext:value-type="float">
            <text:p>1.78095</text:p>
          </table:table-cell>
          <table:table-cell table:style-name="ce29" table:formula="of:=([.I22]-[.M22])/[.$C$9]" office:value-type="float" office:value="5.34185252296448" calcext:value-type="float">
            <text:p>5.34185</text:p>
          </table:table-cell>
          <table:table-cell table:formula="of:=1+(QUOTIENT(([.I22]-[.M22]);[.$C$9]))" office:value-type="float" office:value="6" calcext:value-type="float">
            <text:p>6</text:p>
          </table:table-cell>
          <table:table-cell table:style-name="ce18" table:formula="of:=([.I22]-[.M22])-([.$C$9]*([.K22]-1))" office:value-type="float" office:value="0.0984193413614731" calcext:value-type="float">
            <text:p>0.0984</text:p>
          </table:table-cell>
          <table:table-cell table:style-name="ce18" table:formula="of:=[.$C$9]-[.L21]" office:value-type="float" office:value="0.243033089716462" calcext:value-type="float">
            <text:p>0.2430</text:p>
          </table:table-cell>
          <table:table-cell table:style-name="ce33" table:formula="of:=([.K22]-1)*[.$C$9]+[.M22]+[.L22]" office:value-type="float" office:value="1.78095243107794" calcext:value-type="float">
            <text:p>1.7810</text:p>
          </table:table-cell>
          <table:table-cell table:style-name="ce34" table:formula="of:=DEGREES([.$M22]*[.E22]/[.$I22])" office:value-type="float" office:value="-0.00423773147613207" calcext:value-type="float">
            <text:p>-4.2377315E-03</text:p>
          </table:table-cell>
          <table:table-cell table:style-name="ce34" table:formula="of:=DEGREES([.$M22]*[.F22]/[.$I22])" office:value-type="float" office:value="0.00158850451858565" calcext:value-type="float">
            <text:p>1.5885045E-03</text:p>
          </table:table-cell>
          <table:table-cell table:style-name="ce34" table:formula="of:=DEGREES([.$C$9]*[.E22]/[.$I22])" office:value-type="float" office:value="-0.00502006905068691" calcext:value-type="float">
            <text:p>-5.0200691E-03</text:p>
          </table:table-cell>
          <table:table-cell table:style-name="ce34" table:formula="of:=DEGREES([.$C$9]*[.F22]/[.$I22])" office:value-type="float" office:value="0.00188176207377505" calcext:value-type="float">
            <text:p>1.8817621E-0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4" table:formula="of:=[.A22]+1" office:value-type="float" office:value="8" calcext:value-type="float">
            <text:p>8</text:p>
          </table:table-cell>
          <table:table-cell table:style-name="ce12" office:value-type="float" office:value="-88.439366" calcext:value-type="float">
            <text:p>-88.439366000</text:p>
          </table:table-cell>
          <table:table-cell table:style-name="ce12" office:value-type="float" office:value="42.30893" calcext:value-type="float">
            <text:p>42.308930000</text:p>
          </table:table-cell>
          <table:table-cell table:style-name="ce9" office:value-type="float" office:value="7" calcext:value-type="float">
            <text:p>7</text:p>
          </table:table-cell>
          <table:table-cell table:style-name="ce23" table:formula="of:=RADIANS([.B23]-[.B22])" office:value-type="float" office:value="-0.00258333163904695" calcext:value-type="float">
            <text:p>-2.58E-03</text:p>
          </table:table-cell>
          <table:table-cell table:style-name="ce23" table:formula="of:=RADIANS([.C23]-[.C22])" office:value-type="float" office:value="0.00136669752406664" calcext:value-type="float">
            <text:p>1.37E-03</text:p>
          </table:table-cell>
          <table:table-cell table:style-name="ce25" table:formula="of:=SIN([.F23]/2)*SIN([.F23]/2)+COS(RADIANS([.C22]))*COS(RADIANS([.C23]))*SIN([.E23]/2)*SIN([.E23]/2)" office:value-type="float" office:value="0.0000013805457645387" calcext:value-type="float">
            <text:p>1.3805457645387E-06</text:p>
          </table:table-cell>
          <table:table-cell table:style-name="ce25" table:formula="of:=2*ATAN(SQRT([.G23])/SQRT(1-[.G23]))" office:value-type="float" office:value="0.00234993310529587" calcext:value-type="float">
            <text:p>0.0023499331</text:p>
          </table:table-cell>
          <table:table-cell table:style-name="ce27" table:formula="of:=[.$J$3]*[.H23]" office:value-type="float" office:value="9.30338516386633" calcext:value-type="float">
            <text:p>9.30339</text:p>
          </table:table-cell>
          <table:table-cell table:style-name="ce29" table:formula="of:=([.I23]-[.M23])/[.$C$9]" office:value-type="float" office:value="31.6564935923161" calcext:value-type="float">
            <text:p>31.65649</text:p>
          </table:table-cell>
          <table:table-cell table:formula="of:=1+(QUOTIENT(([.I23]-[.M23]);[.$C$9]))" office:value-type="float" office:value="32" calcext:value-type="float">
            <text:p>32</text:p>
          </table:table-cell>
          <table:table-cell table:style-name="ce18" table:formula="of:=([.I23]-[.M23])-([.$C$9]*([.K23]-1))" office:value-type="float" office:value="0.189004505227809" calcext:value-type="float">
            <text:p>0.1890</text:p>
          </table:table-cell>
          <table:table-cell table:style-name="ce18" table:formula="of:=[.$C$9]-[.L22]" office:value-type="float" office:value="0.189480658638527" calcext:value-type="float">
            <text:p>0.1895</text:p>
          </table:table-cell>
          <table:table-cell table:style-name="ce33" table:formula="of:=([.K23]-1)*[.$C$9]+[.M23]+[.L23]" office:value-type="float" office:value="9.30338516386633" calcext:value-type="float">
            <text:p>9.3034</text:p>
          </table:table-cell>
          <table:table-cell table:style-name="ce34" table:formula="of:=DEGREES([.$M23]*[.E23]/[.$I23])" office:value-type="float" office:value="-0.00301457907135258" calcext:value-type="float">
            <text:p>-3.0145791E-03</text:p>
          </table:table-cell>
          <table:table-cell table:style-name="ce34" table:formula="of:=DEGREES([.$M23]*[.F23]/[.$I23])" office:value-type="float" office:value="0.00159484662776037" calcext:value-type="float">
            <text:p>1.5948466E-03</text:p>
          </table:table-cell>
          <table:table-cell table:style-name="ce34" table:formula="of:=DEGREES([.$C$9]*[.E23]/[.$I23])" office:value-type="float" office:value="-0.00458040055844486" calcext:value-type="float">
            <text:p>-4.5804006E-03</text:p>
          </table:table-cell>
          <table:table-cell table:style-name="ce34" table:formula="of:=DEGREES([.$C$9]*[.F23]/[.$I23])" office:value-type="float" office:value="0.00242323595152867" calcext:value-type="float">
            <text:p>2.4232360E-0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4" table:formula="of:=[.A23]+1" office:value-type="float" office:value="9" calcext:value-type="float">
            <text:p>9</text:p>
          </table:table-cell>
          <table:table-cell table:style-name="ce12" office:value-type="float" office:value="-88.450843" calcext:value-type="float">
            <text:p>-88.450843000</text:p>
          </table:table-cell>
          <table:table-cell table:style-name="ce12" office:value-type="float" office:value="42.320314" calcext:value-type="float">
            <text:p>42.320314000</text:p>
          </table:table-cell>
          <table:table-cell table:style-name="ce9" office:value-type="float" office:value="8" calcext:value-type="float">
            <text:p>8</text:p>
          </table:table-cell>
          <table:table-cell table:style-name="ce23" table:formula="of:=RADIANS([.B24]-[.B23])" office:value-type="float" office:value="-0.000200311438251377" calcext:value-type="float">
            <text:p>-2.00E-04</text:p>
          </table:table-cell>
          <table:table-cell table:style-name="ce23" table:formula="of:=RADIANS([.C24]-[.C23])" office:value-type="float" office:value="0.000198688282047152" calcext:value-type="float">
            <text:p>1.99E-04</text:p>
          </table:table-cell>
          <table:table-cell table:style-name="ce25" table:formula="of:=SIN([.F24]/2)*SIN([.F24]/2)+COS(RADIANS([.C23]))*COS(RADIANS([.C24]))*SIN([.E24]/2)*SIN([.E24]/2)" office:value-type="float" office:value="0.0000000153543017220039" calcext:value-type="float">
            <text:p>1.53543017220039E-08</text:p>
          </table:table-cell>
          <table:table-cell table:style-name="ce25" table:formula="of:=2*ATAN(SQRT([.G24])/SQRT(1-[.G24]))" office:value-type="float" office:value="0.000247824952743575" calcext:value-type="float">
            <text:p>0.000247825</text:p>
          </table:table-cell>
          <table:table-cell table:style-name="ce27" table:formula="of:=[.$J$3]*[.H24]" office:value-type="float" office:value="0.981138987911813" calcext:value-type="float">
            <text:p>0.98114</text:p>
          </table:table-cell>
          <table:table-cell table:style-name="ce29" table:formula="of:=([.I24]-[.M24])/[.$C$9]" office:value-type="float" office:value="3.06440949336444" calcext:value-type="float">
            <text:p>3.06441</text:p>
          </table:table-cell>
          <table:table-cell table:formula="of:=1+(QUOTIENT(([.I24]-[.M24]);[.$C$9]))" office:value-type="float" office:value="4" calcext:value-type="float">
            <text:p>4</text:p>
          </table:table-cell>
          <table:table-cell table:style-name="ce18" table:formula="of:=([.I24]-[.M24])-([.$C$9]*([.K24]-1))" office:value-type="float" office:value="0.0185434931396213" calcext:value-type="float">
            <text:p>0.0185</text:p>
          </table:table-cell>
          <table:table-cell table:style-name="ce18" table:formula="of:=[.$C$9]-[.L23]" office:value-type="float" office:value="0.0988954947721913" calcext:value-type="float">
            <text:p>0.0989</text:p>
          </table:table-cell>
          <table:table-cell table:style-name="ce33" table:formula="of:=([.K24]-1)*[.$C$9]+[.M24]+[.L24]" office:value-type="float" office:value="0.981138987911813" calcext:value-type="float">
            <text:p>0.9811</text:p>
          </table:table-cell>
          <table:table-cell table:style-name="ce34" table:formula="of:=DEGREES([.$M24]*[.E24]/[.$I24])" office:value-type="float" office:value="-0.00115684281991084" calcext:value-type="float">
            <text:p>-1.1568428E-03</text:p>
          </table:table-cell>
          <table:table-cell table:style-name="ce34" table:formula="of:=DEGREES([.$M24]*[.F24]/[.$I24])" office:value-type="float" office:value="0.00114746873415297" calcext:value-type="float">
            <text:p>1.1474687E-03</text:p>
          </table:table-cell>
          <table:table-cell table:style-name="ce34" table:formula="of:=DEGREES([.$C$9]*[.E24]/[.$I24])" office:value-type="float" office:value="-0.00336774742489062" calcext:value-type="float">
            <text:p>-3.3677474E-03</text:p>
          </table:table-cell>
          <table:table-cell table:style-name="ce34" table:formula="of:=DEGREES([.$C$9]*[.F24]/[.$I24])" office:value-type="float" office:value="0.00334045801907988" calcext:value-type="float">
            <text:p>3.3404580E-0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4" table:formula="of:=[.A24]+1" office:value-type="float" office:value="10" calcext:value-type="float">
            <text:p>10</text:p>
          </table:table-cell>
          <table:table-cell table:style-name="ce12" office:value-type="float" office:value="-88.4940147" calcext:value-type="float">
            <text:p>-88.494014700</text:p>
          </table:table-cell>
          <table:table-cell table:style-name="ce12" office:value-type="float" office:value="42.3500445" calcext:value-type="float">
            <text:p>42.350044500</text:p>
          </table:table-cell>
          <table:table-cell table:style-name="ce9" office:value-type="float" office:value="9" calcext:value-type="float">
            <text:p>9</text:p>
          </table:table-cell>
          <table:table-cell table:style-name="ce23" table:formula="of:=RADIANS([.B25]-[.B24])" office:value-type="float" office:value="-0.000753488308683023" calcext:value-type="float">
            <text:p>-7.53E-04</text:p>
          </table:table-cell>
          <table:table-cell table:style-name="ce23" table:formula="of:=RADIANS([.C25]-[.C24])" office:value-type="float" office:value="0.000518895113264164" calcext:value-type="float">
            <text:p>5.19E-04</text:p>
          </table:table-cell>
          <table:table-cell table:style-name="ce25" table:formula="of:=SIN([.F25]/2)*SIN([.F25]/2)+COS(RADIANS([.C24]))*COS(RADIANS([.C25]))*SIN([.E25]/2)*SIN([.E25]/2)" office:value-type="float" office:value="0.000000144873018868994" calcext:value-type="float">
            <text:p>1.44873018868994E-07</text:p>
          </table:table-cell>
          <table:table-cell table:style-name="ce25" table:formula="of:=2*ATAN(SQRT([.G25])/SQRT(1-[.G25]))" office:value-type="float" office:value="0.000761243787140646" calcext:value-type="float">
            <text:p>0.0007612438</text:p>
          </table:table-cell>
          <table:table-cell table:style-name="ce27" table:formula="of:=[.$J$3]*[.H25]" office:value-type="float" office:value="3.01376415328982" calcext:value-type="float">
            <text:p>3.01376</text:p>
          </table:table-cell>
          <table:table-cell table:style-name="ce29" table:formula="of:=([.I25]-[.M25])/[.$C$9]" office:value-type="float" office:value="9.53250311368336" calcext:value-type="float">
            <text:p>9.53250</text:p>
          </table:table-cell>
          <table:table-cell table:formula="of:=1+(QUOTIENT(([.I25]-[.M25]);[.$C$9]))" office:value-type="float" office:value="10" calcext:value-type="float">
            <text:p>10</text:p>
          </table:table-cell>
          <table:table-cell table:style-name="ce18" table:formula="of:=([.I25]-[.M25])-([.$C$9]*([.K25]-1))" office:value-type="float" office:value="0.15330764642944" calcext:value-type="float">
            <text:p>0.1533</text:p>
          </table:table-cell>
          <table:table-cell table:style-name="ce18" table:formula="of:=[.$C$9]-[.L24]" office:value-type="float" office:value="0.269356506860379" calcext:value-type="float">
            <text:p>0.2694</text:p>
          </table:table-cell>
          <table:table-cell table:style-name="ce33" table:formula="of:=([.K25]-1)*[.$C$9]+[.M25]+[.L25]" office:value-type="float" office:value="3.01376415328982" calcext:value-type="float">
            <text:p>3.0138</text:p>
          </table:table-cell>
          <table:table-cell table:style-name="ce34" table:formula="of:=DEGREES([.$M25]*[.E25]/[.$I25])" office:value-type="float" office:value="-0.0038584898206209" calcext:value-type="float">
            <text:p>-3.8584898E-03</text:p>
          </table:table-cell>
          <table:table-cell table:style-name="ce34" table:formula="of:=DEGREES([.$M25]*[.F25]/[.$I25])" office:value-type="float" office:value="0.00265717661366126" calcext:value-type="float">
            <text:p>2.6571766E-03</text:p>
          </table:table-cell>
          <table:table-cell table:style-name="ce34" table:formula="of:=DEGREES([.$C$9]*[.E25]/[.$I25])" office:value-type="float" office:value="-0.0041241224587627" calcext:value-type="float">
            <text:p>-4.1241225E-03</text:p>
          </table:table-cell>
          <table:table-cell table:style-name="ce34" table:formula="of:=DEGREES([.$C$9]*[.F25]/[.$I25])" office:value-type="float" office:value="0.00284010642991304" calcext:value-type="float">
            <text:p>2.8401064E-0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4" table:formula="of:=[.A25]+1" office:value-type="float" office:value="11" calcext:value-type="float">
            <text:p>11</text:p>
          </table:table-cell>
          <table:table-cell table:style-name="ce12" office:value-type="float" office:value="-88.5528088" calcext:value-type="float">
            <text:p>-88.552808800</text:p>
          </table:table-cell>
          <table:table-cell table:style-name="ce12" office:value-type="float" office:value="42.4012771" calcext:value-type="float">
            <text:p>42.401277100</text:p>
          </table:table-cell>
          <table:table-cell table:style-name="ce9" office:value-type="float" office:value="10" calcext:value-type="float">
            <text:p>10</text:p>
          </table:table-cell>
          <table:table-cell table:style-name="ce23" table:formula="of:=RADIANS([.B26]-[.B25])" office:value-type="float" office:value="-0.0010261506257468" calcext:value-type="float">
            <text:p>-1.03E-03</text:p>
          </table:table-cell>
          <table:table-cell table:style-name="ce23" table:formula="of:=RADIANS([.C26]-[.C25])" office:value-type="float" office:value="0.000894177554357225" calcext:value-type="float">
            <text:p>8.94E-04</text:p>
          </table:table-cell>
          <table:table-cell table:style-name="ce25" table:formula="of:=SIN([.F26]/2)*SIN([.F26]/2)+COS(RADIANS([.C25]))*COS(RADIANS([.C26]))*SIN([.E26]/2)*SIN([.E26]/2)" office:value-type="float" office:value="0.000000343552141364405" calcext:value-type="float">
            <text:p>3.43552141364405E-07</text:p>
          </table:table-cell>
          <table:table-cell table:style-name="ce25" table:formula="of:=2*ATAN(SQRT([.G26])/SQRT(1-[.G26]))" office:value-type="float" office:value="0.00117226648968074" calcext:value-type="float">
            <text:p>0.0011722665</text:p>
          </table:table-cell>
          <table:table-cell table:style-name="ce27" table:formula="of:=[.$J$3]*[.H26]" office:value-type="float" office:value="4.64100303264607" calcext:value-type="float">
            <text:p>4.64100</text:p>
          </table:table-cell>
          <table:table-cell table:style-name="ce29" table:formula="of:=([.I26]-[.M26])/[.$C$9]" office:value-type="float" office:value="15.6526942656322" calcext:value-type="float">
            <text:p>15.65269</text:p>
          </table:table-cell>
          <table:table-cell table:formula="of:=1+(QUOTIENT(([.I26]-[.M26]);[.$C$9]))" office:value-type="float" office:value="16" calcext:value-type="float">
            <text:p>16</text:p>
          </table:table-cell>
          <table:table-cell table:style-name="ce18" table:formula="of:=([.I26]-[.M26])-([.$C$9]*([.K26]-1))" office:value-type="float" office:value="0.187910679075507" calcext:value-type="float">
            <text:p>0.1879</text:p>
          </table:table-cell>
          <table:table-cell table:style-name="ce18" table:formula="of:=[.$C$9]-[.L25]" office:value-type="float" office:value="0.13459235357056" calcext:value-type="float">
            <text:p>0.1346</text:p>
          </table:table-cell>
          <table:table-cell table:style-name="ce33" table:formula="of:=([.K26]-1)*[.$C$9]+[.M26]+[.L26]" office:value-type="float" office:value="4.64100303264607" calcext:value-type="float">
            <text:p>4.6410</text:p>
          </table:table-cell>
          <table:table-cell table:style-name="ce34" table:formula="of:=DEGREES([.$M26]*[.E26]/[.$I26])" office:value-type="float" office:value="-0.00170507027024095" calcext:value-type="float">
            <text:p>-1.7050703E-03</text:p>
          </table:table-cell>
          <table:table-cell table:style-name="ce34" table:formula="of:=DEGREES([.$M26]*[.F26]/[.$I26])" office:value-type="float" office:value="0.0014857814496207" calcext:value-type="float">
            <text:p>1.4857814E-03</text:p>
          </table:table-cell>
          <table:table-cell table:style-name="ce34" table:formula="of:=DEGREES([.$C$9]*[.E26]/[.$I26])" office:value-type="float" office:value="-0.00364723342582028" calcext:value-type="float">
            <text:p>-3.6472334E-03</text:p>
          </table:table-cell>
          <table:table-cell table:style-name="ce34" table:formula="of:=DEGREES([.$C$9]*[.F26]/[.$I26])" office:value-type="float" office:value="0.00317816330570032" calcext:value-type="float">
            <text:p>3.1781633E-0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4" table:formula="of:=[.A26]+1" office:value-type="float" office:value="12" calcext:value-type="float">
            <text:p>12</text:p>
          </table:table-cell>
          <table:table-cell table:style-name="ce12" office:value-type="float" office:value="-88.619258" calcext:value-type="float">
            <text:p>-88.619258000</text:p>
          </table:table-cell>
          <table:table-cell table:style-name="ce12" office:value-type="float" office:value="42.420989" calcext:value-type="float">
            <text:p>42.420989000</text:p>
          </table:table-cell>
          <table:table-cell table:style-name="ce9" office:value-type="float" office:value="11" calcext:value-type="float">
            <text:p>11</text:p>
          </table:table-cell>
          <table:table-cell table:style-name="ce23" table:formula="of:=RADIANS([.B27]-[.B26])" office:value-type="float" office:value="-0.00115975732531636" calcext:value-type="float">
            <text:p>-1.16E-03</text:p>
          </table:table-cell>
          <table:table-cell table:style-name="ce23" table:formula="of:=RADIANS([.C27]-[.C26])" office:value-type="float" office:value="0.000344037556823822" calcext:value-type="float">
            <text:p>3.44E-04</text:p>
          </table:table-cell>
          <table:table-cell table:style-name="ce25" table:formula="of:=SIN([.F27]/2)*SIN([.F27]/2)+COS(RADIANS([.C26]))*COS(RADIANS([.C27]))*SIN([.E27]/2)*SIN([.E27]/2)" office:value-type="float" office:value="0.000000212893013134707" calcext:value-type="float">
            <text:p>2.12893013134707E-07</text:p>
          </table:table-cell>
          <table:table-cell table:style-name="ce25" table:formula="of:=2*ATAN(SQRT([.G27])/SQRT(1-[.G27]))" office:value-type="float" office:value="0.000922806649829791" calcext:value-type="float">
            <text:p>0.0009228066</text:p>
          </table:table-cell>
          <table:table-cell table:style-name="ce27" table:formula="of:=[.$J$3]*[.H27]" office:value-type="float" office:value="3.65339152667614" calcext:value-type="float">
            <text:p>3.65339</text:p>
          </table:table-cell>
          <table:table-cell table:style-name="ce29" table:formula="of:=([.I27]-[.M27])/[.$C$9]" office:value-type="float" office:value="12.3424876893076" calcext:value-type="float">
            <text:p>12.34249</text:p>
          </table:table-cell>
          <table:table-cell table:formula="of:=1+(QUOTIENT(([.I27]-[.M27]);[.$C$9]))" office:value-type="float" office:value="13" calcext:value-type="float">
            <text:p>13</text:p>
          </table:table-cell>
          <table:table-cell table:style-name="ce18" table:formula="of:=([.I27]-[.M27])-([.$C$9]*([.K27]-1))" office:value-type="float" office:value="0.0986022057516487" calcext:value-type="float">
            <text:p>0.0986</text:p>
          </table:table-cell>
          <table:table-cell table:style-name="ce18" table:formula="of:=[.$C$9]-[.L26]" office:value-type="float" office:value="0.0999893209244926" calcext:value-type="float">
            <text:p>0.1000</text:p>
          </table:table-cell>
          <table:table-cell table:style-name="ce33" table:formula="of:=([.K27]-1)*[.$C$9]+[.M27]+[.L27]" office:value-type="float" office:value="3.65339152667614" calcext:value-type="float">
            <text:p>3.6534</text:p>
          </table:table-cell>
          <table:table-cell table:style-name="ce34" table:formula="of:=DEGREES([.$M27]*[.E27]/[.$I27])" office:value-type="float" office:value="-0.0018186417566971" calcext:value-type="float">
            <text:p>-1.8186418E-03</text:p>
          </table:table-cell>
          <table:table-cell table:style-name="ce34" table:formula="of:=DEGREES([.$M27]*[.F27]/[.$I27])" office:value-type="float" office:value="0.000539493093127204" calcext:value-type="float">
            <text:p>5.3949309E-04</text:p>
          </table:table-cell>
          <table:table-cell table:style-name="ce34" table:formula="of:=DEGREES([.$C$9]*[.E27]/[.$I27])" office:value-type="float" office:value="-0.0052364288197185" calcext:value-type="float">
            <text:p>-5.2364288E-03</text:p>
          </table:table-cell>
          <table:table-cell table:style-name="ce34" table:formula="of:=DEGREES([.$C$9]*[.F27]/[.$I27])" office:value-type="float" office:value="0.00155336650029469" calcext:value-type="float">
            <text:p>1.5533665E-0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5"/>
          <table:table-cell table:style-name="ce25" table:number-columns-repeated="2"/>
          <table:table-cell table:style-name="ce28" table:formula="of:=SUM([.I16:.I27])" office:value-type="string" office:string-value="63.14870" calcext:value-type="string">
            <text:p>63.14870</text:p>
          </table:table-cell>
          <table:table-cell/>
          <table:table-cell table:style-name="ce31" table:formula="of:=SUM([.K16:.K27])" office:value-type="string" office:string-value="220" calcext:value-type="string">
            <text:p>220</text:p>
          </table:table-cell>
          <table:table-cell table:number-columns-repeated="2"/>
          <table:table-cell table:style-name="ce33" table:formula="of:=SUM([.N16:.N27])" office:value-type="string" office:string-value="63.1487" calcext:value-type="string">
            <text:p>63.1487</text:p>
          </table:table-cell>
          <table:table-cell table:style-name="ce34" table:number-columns-repeated="4"/>
          <table:table-cell table:number-columns-repeated="1006"/>
        </table:table-row>
        <table:table-row table:style-name="ro2">
          <table:table-cell table:style-name="ce3"/>
          <table:table-cell table:style-name="ce10" office:value-type="string" calcext:value-type="string">
            <text:p>McHenry Spur</text:p>
          </table:table-cell>
          <table:table-cell table:number-columns-repeated="4"/>
          <table:table-cell table:style-name="ce25" table:number-columns-repeated="2"/>
          <table:table-cell table:number-columns-repeated="6"/>
          <table:table-cell table:style-name="ce34" table:number-columns-repeated="4"/>
          <table:table-cell table:number-columns-repeated="1006"/>
        </table:table-row>
        <table:table-row table:style-name="ro2">
          <table:table-cell table:style-name="ce3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9"/>
          <table:table-cell table:number-columns-repeated="2"/>
          <table:table-cell table:style-name="ce25" table:number-columns-repeated="2"/>
          <table:table-cell table:number-columns-repeated="2"/>
          <table:table-cell table:formula="of:=SUM([.K16:.K23])" office:value-type="string" office:string-value="177" calcext:value-type="string">
            <text:p>177</text:p>
          </table:table-cell>
          <table:table-cell table:number-columns-repeated="3"/>
          <table:table-cell table:style-name="ce34" table:number-columns-repeated="4"/>
          <table:table-cell table:number-columns-repeated="100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2" office:value-type="float" office:value="-88.316241" calcext:value-type="float">
            <text:p>-88.316241000</text:p>
          </table:table-cell>
          <table:table-cell table:style-name="ce12" office:value-type="float" office:value="42.243754" calcext:value-type="float">
            <text:p>42.243754000</text:p>
          </table:table-cell>
          <table:table-cell table:style-name="ce9"/>
          <table:table-cell table:number-columns-repeated="2"/>
          <table:table-cell table:style-name="ce25" table:number-columns-repeated="2"/>
          <table:table-cell table:style-name="ce27"/>
          <table:table-cell table:number-columns-repeated="5"/>
          <table:table-cell table:style-name="ce34" table:number-columns-repeated="4"/>
          <table:table-cell table:number-columns-repeated="1006"/>
        </table:table-row>
        <table:table-row table:style-name="ro2">
          <table:table-cell table:style-name="ce4" table:formula="of:=[.A31]+1" office:value-type="float" office:value="1" calcext:value-type="float">
            <text:p>1</text:p>
          </table:table-cell>
          <table:table-cell table:style-name="ce12" office:value-type="float" office:value="-88.300015" calcext:value-type="float">
            <text:p>-88.300015000</text:p>
          </table:table-cell>
          <table:table-cell table:style-name="ce12" office:value-type="float" office:value="42.259422" calcext:value-type="float">
            <text:p>42.25942200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RADIANS([.B32]-[.B31])" office:value-type="float" office:value="0.000283197124428655" calcext:value-type="float">
            <text:p>2.83E-04</text:p>
          </table:table-cell>
          <table:table-cell table:style-name="ce23" table:formula="of:=RADIANS([.C32]-[.C31])" office:value-type="float" office:value="0.000273458187202437" calcext:value-type="float">
            <text:p>2.73E-04</text:p>
          </table:table-cell>
          <table:table-cell table:style-name="ce25" table:formula="of:=SIN([.F32]/2)*SIN([.F32]/2)+COS(RADIANS([.C31]))*COS(RADIANS([.C32]))*SIN([.E32]/2)*SIN([.E32]/2)" office:value-type="float" office:value="0.0000000296802287257747" calcext:value-type="float">
            <text:p>2.96802287257747E-08</text:p>
          </table:table-cell>
          <table:table-cell table:style-name="ce25" table:formula="of:=2*ATAN(SQRT([.G32])/SQRT(1-[.G32]))" office:value-type="float" office:value="0.000344559016828255" calcext:value-type="float">
            <text:p>0.000344559</text:p>
          </table:table-cell>
          <table:table-cell table:style-name="ce27" table:formula="of:=[.$J$3]*[.H32]" office:value-type="float" office:value="1.36410914762306" calcext:value-type="float">
            <text:p>1.36411</text:p>
          </table:table-cell>
          <table:table-cell table:style-name="ce29" table:formula="of:=([.I32]-[.M32])/[.$C$9]" office:value-type="float" office:value="4.73813528177513" calcext:value-type="float">
            <text:p>4.73814</text:p>
          </table:table-cell>
          <table:table-cell table:formula="of:=1+(QUOTIENT(([.I32]-[.M32]);[.$C$9]))" office:value-type="float" office:value="5" calcext:value-type="float">
            <text:p>5</text:p>
          </table:table-cell>
          <table:table-cell table:style-name="ce18" table:formula="of:=([.I32]-[.M32])-([.$C$9]*([.K32]-1))" office:value-type="float" office:value="0.21250914762306" calcext:value-type="float">
            <text:p>0.2125</text:p>
          </table:table-cell>
          <table:table-cell table:style-name="ce9" office:value-type="float" office:value="0" calcext:value-type="float">
            <text:p>0</text:p>
          </table:table-cell>
          <table:table-cell table:style-name="ce33" table:formula="of:=([.K32]-1)*[.$C$9]+[.M32]+[.L32]" office:value-type="float" office:value="1.36410914762306" calcext:value-type="float">
            <text:p>1.3641</text:p>
          </table:table-cell>
          <table:table-cell table:style-name="ce34" table:formula="of:=DEGREES([.$M32]*[.E32]/[.$I32])" office:value-type="float" office:value="0" calcext:value-type="float">
            <text:p>0.0000000E+00</text:p>
          </table:table-cell>
          <table:table-cell table:style-name="ce34" table:formula="of:=DEGREES([.$M32]*[.F32]/[.$I32])" office:value-type="float" office:value="0" calcext:value-type="float">
            <text:p>0.0000000E+00</text:p>
          </table:table-cell>
          <table:table-cell table:style-name="ce34" table:formula="of:=DEGREES([.$C$9]*[.E32]/[.$I32])" office:value-type="float" office:value="0.00342455397219561" calcext:value-type="float">
            <text:p>3.4245540E-03</text:p>
          </table:table-cell>
          <table:table-cell table:style-name="ce34" table:formula="of:=DEGREES([.$C$9]*[.F32]/[.$I32])" office:value-type="float" office:value="0.00330678612328014" calcext:value-type="float">
            <text:p>3.3067861E-0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 table:formula="of:=[.A32]+1" office:value-type="float" office:value="2" calcext:value-type="float">
            <text:p>2</text:p>
          </table:table-cell>
          <table:table-cell table:style-name="ce12" office:value-type="float" office:value="-88.296338" calcext:value-type="float">
            <text:p>-88.296338000</text:p>
          </table:table-cell>
          <table:table-cell table:style-name="ce12" office:value-type="float" office:value="42.312494" calcext:value-type="float">
            <text:p>42.312494000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RADIANS([.B33]-[.B32])" office:value-type="float" office:value="0.0000641757565957644" calcext:value-type="float">
            <text:p>6.42E-05</text:p>
          </table:table-cell>
          <table:table-cell table:style-name="ce23" table:formula="of:=RADIANS([.C33]-[.C32])" office:value-type="float" office:value="0.000926281140618435" calcext:value-type="float">
            <text:p>9.26E-04</text:p>
          </table:table-cell>
          <table:table-cell table:style-name="ce25" table:formula="of:=SIN([.F33]/2)*SIN([.F33]/2)+COS(RADIANS([.C32]))*COS(RADIANS([.C33]))*SIN([.E33]/2)*SIN([.E33]/2)" office:value-type="float" office:value="0.000000215062687953375" calcext:value-type="float">
            <text:p>2.15062687953375E-07</text:p>
          </table:table-cell>
          <table:table-cell table:style-name="ce25" table:formula="of:=2*ATAN(SQRT([.G33])/SQRT(1-[.G33]))" office:value-type="float" office:value="0.000927497069258328" calcext:value-type="float">
            <text:p>0.0009274971</text:p>
          </table:table-cell>
          <table:table-cell table:style-name="ce27" table:formula="of:=[.$J$3]*[.H33]" office:value-type="float" office:value="3.67196089719372" calcext:value-type="float">
            <text:p>3.67196</text:p>
          </table:table-cell>
          <table:table-cell table:style-name="ce29" table:formula="of:=([.I33]-[.M33])/[.$C$9]" office:value-type="float" office:value="12.4924280820312" calcext:value-type="float">
            <text:p>12.49243</text:p>
          </table:table-cell>
          <table:table-cell table:formula="of:=1+(QUOTIENT(([.I33]-[.M33]);[.$C$9]))" office:value-type="float" office:value="13" calcext:value-type="float">
            <text:p>13</text:p>
          </table:table-cell>
          <table:table-cell table:style-name="ce18" table:formula="of:=([.I33]-[.M33])-([.$C$9]*([.K33]-1))" office:value-type="float" office:value="0.14177004481678" calcext:value-type="float">
            <text:p>0.1418</text:p>
          </table:table-cell>
          <table:table-cell table:style-name="ce18" table:formula="of:=[.$C$9]-[.L32]" office:value-type="float" office:value="0.0753908523769402" calcext:value-type="float">
            <text:p>0.0754</text:p>
          </table:table-cell>
          <table:table-cell table:style-name="ce33" table:formula="of:=([.K33]-1)*[.$C$9]+[.M33]+[.L33]" office:value-type="float" office:value="3.67196089719372" calcext:value-type="float">
            <text:p>3.6720</text:p>
          </table:table-cell>
          <table:table-cell table:style-name="ce34" table:formula="of:=DEGREES([.$M33]*[.E33]/[.$I33])" office:value-type="float" office:value="0.0000754943126985849" calcext:value-type="float">
            <text:p>7.5494313E-05</text:p>
          </table:table-cell>
          <table:table-cell table:style-name="ce34" table:formula="of:=DEGREES([.$M33]*[.F33]/[.$I33])" office:value-type="float" office:value="0.00108964758323185" calcext:value-type="float">
            <text:p>1.0896476E-03</text:p>
          </table:table-cell>
          <table:table-cell table:style-name="ce34" table:formula="of:=DEGREES([.$C$9]*[.E33]/[.$I33])" office:value-type="float" office:value="0.000288295090726029" calcext:value-type="float">
            <text:p>2.8829509E-04</text:p>
          </table:table-cell>
          <table:table-cell table:style-name="ce34" table:formula="of:=DEGREES([.$C$9]*[.F33]/[.$I33])" office:value-type="float" office:value="0.00416110879930048" calcext:value-type="float">
            <text:p>4.1611088E-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4" table:formula="of:=[.A33]+1" office:value-type="float" office:value="3" calcext:value-type="float">
            <text:p>3</text:p>
          </table:table-cell>
          <table:table-cell table:style-name="ce12" office:value-type="float" office:value="-88.275981" calcext:value-type="float">
            <text:p>-88.275981000</text:p>
          </table:table-cell>
          <table:table-cell table:style-name="ce12" office:value-type="float" office:value="42.342519" calcext:value-type="float">
            <text:p>42.342519000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formula="of:=RADIANS([.B34]-[.B33])" office:value-type="float" office:value="0.000355296675828559" calcext:value-type="float">
            <text:p>3.55E-04</text:p>
          </table:table-cell>
          <table:table-cell table:style-name="ce23" table:formula="of:=RADIANS([.C34]-[.C33])" office:value-type="float" office:value="0.000524035107911332" calcext:value-type="float">
            <text:p>5.24E-04</text:p>
          </table:table-cell>
          <table:table-cell table:style-name="ce25" table:formula="of:=SIN([.F34]/2)*SIN([.F34]/2)+COS(RADIANS([.C33]))*COS(RADIANS([.C34]))*SIN([.E34]/2)*SIN([.E34]/2)" office:value-type="float" office:value="0.0000000859025553495247" calcext:value-type="float">
            <text:p>8.59025553495247E-08</text:p>
          </table:table-cell>
          <table:table-cell table:style-name="ce25" table:formula="of:=2*ATAN(SQRT([.G34])/SQRT(1-[.G34]))" office:value-type="float" office:value="0.000586182762657772" calcext:value-type="float">
            <text:p>0.0005861828</text:p>
          </table:table-cell>
          <table:table-cell table:style-name="ce27" table:formula="of:=[.$J$3]*[.H34]" office:value-type="float" office:value="2.32069755736212" calcext:value-type="float">
            <text:p>2.32070</text:p>
          </table:table-cell>
          <table:table-cell table:style-name="ce29" table:formula="of:=([.I34]-[.M34])/[.$C$9]" office:value-type="float" office:value="7.55320459249357" calcext:value-type="float">
            <text:p>7.55320</text:p>
          </table:table-cell>
          <table:table-cell table:formula="of:=1+(QUOTIENT(([.I34]-[.M34]);[.$C$9]))" office:value-type="float" office:value="8" calcext:value-type="float">
            <text:p>8</text:p>
          </table:table-cell>
          <table:table-cell table:style-name="ce18" table:formula="of:=([.I34]-[.M34])-([.$C$9]*([.K34]-1))" office:value-type="float" office:value="0.159267602178899" calcext:value-type="float">
            <text:p>0.1593</text:p>
          </table:table-cell>
          <table:table-cell table:style-name="ce18" table:formula="of:=[.$C$9]-[.L33]" office:value-type="float" office:value="0.14612995518322" calcext:value-type="float">
            <text:p>0.1461</text:p>
          </table:table-cell>
          <table:table-cell table:style-name="ce33" table:formula="of:=([.K34]-1)*[.$C$9]+[.M34]+[.L34]" office:value-type="float" office:value="2.32069755736212" calcext:value-type="float">
            <text:p>2.3207</text:p>
          </table:table-cell>
          <table:table-cell table:style-name="ce34" table:formula="of:=DEGREES([.$M34]*[.E34]/[.$I34])" office:value-type="float" office:value="0.00128184195662565" calcext:value-type="float">
            <text:p>1.2818420E-03</text:p>
          </table:table-cell>
          <table:table-cell table:style-name="ce34" table:formula="of:=DEGREES([.$M34]*[.F34]/[.$I34])" office:value-type="float" office:value="0.00189061771123838" calcext:value-type="float">
            <text:p>1.8906177E-03</text:p>
          </table:table-cell>
          <table:table-cell table:style-name="ce34" table:formula="of:=DEGREES([.$C$9]*[.E34]/[.$I34])" office:value-type="float" office:value="0.00252543907818088" calcext:value-type="float">
            <text:p>2.5254391E-03</text:p>
          </table:table-cell>
          <table:table-cell table:style-name="ce34" table:formula="of:=DEGREES([.$C$9]*[.F34]/[.$I34])" office:value-type="float" office:value="0.00372482724971117" calcext:value-type="float">
            <text:p>3.7248272E-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2"/>
          <table:table-cell table:number-columns-repeated="5"/>
          <table:table-cell table:style-name="ce25" table:number-columns-repeated="2"/>
          <table:table-cell table:style-name="ce29" table:formula="of:=SUM([.I32:.I34])" office:value-type="string" office:string-value="7.35677" calcext:value-type="string">
            <text:p>7.35677</text:p>
          </table:table-cell>
          <table:table-cell/>
          <table:table-cell table:style-name="ce31" table:formula="of:=SUM([.K32:.K34])" office:value-type="string" office:string-value="26" calcext:value-type="string">
            <text:p>26</text:p>
          </table:table-cell>
          <table:table-cell table:number-columns-repeated="2"/>
          <table:table-cell table:style-name="ce33" table:formula="of:=SUM([.N32:.N34])" office:value-type="string" office:string-value="7.3568" calcext:value-type="string">
            <text:p>7.3568</text:p>
          </table:table-cell>
          <table:table-cell table:number-columns-repeated="1010"/>
        </table:table-row>
        <table:table-row table:style-name="ro2" table:number-rows-repeated="2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5"/>
          <table:table-cell table:style-name="ce13"/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14"/>
          <table:table-cell table:style-name="ce10"/>
          <table:table-cell table:style-name="ce11" table:number-columns-repeated="2"/>
          <table:table-cell/>
          <table:table-cell table:style-name="ce25" table:number-columns-repeated="2"/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41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36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29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4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26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7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1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10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3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9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 table:number-columns-repeated="2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1013"/>
        </table:table-row>
        <table:table-row table:style-name="ro2" table:number-rows-repeated="5">
          <table:table-cell table:style-name="ce2"/>
          <table:table-cell/>
          <table:table-cell table:style-name="ce9"/>
          <table:table-cell table:style-name="ce22" table:number-columns-repeated="2"/>
          <table:table-cell/>
          <table:table-cell table:style-name="ce25" table:number-columns-repeated="2"/>
          <table:table-cell table:number-columns-repeated="1016"/>
        </table:table-row>
        <table:table-row table:style-name="ro2" table:number-rows-repeated="756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3" table:number-rows-repeated="1047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P-W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7" office:value-type="string" calcext:value-type="string">
            <text:p>UP-W Line</text:p>
          </table:table-cell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function getDistanceFromLatLonInKm(lat1,lon1,lat2,lon2) {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/>
          <table:table-cell table:style-name="ce15"/>
          <table:table-cell table:style-name="ce9" table:number-columns-repeated="2"/>
          <table:table-cell/>
          <table:table-cell table:style-name="ce24" table:number-columns-repeated="2"/>
          <table:table-cell table:style-name="ce8"/>
          <table:table-cell table:style-name="ce15"/>
          <table:table-cell table:style-name="ce9"/>
          <table:table-cell table:number-columns-repeated="5"/>
          <table:table-cell table:style-name="ce35" office:value-type="string" calcext:value-type="string">
            <text:p>var R = 6371; // Radius of the earth in km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Length</text:p>
          </table:table-cell>
          <table:table-cell table:style-name="ce16" office:value-type="float" office:value="43.8" calcext:value-type="float">
            <text:p>43.8000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)</text:p>
          </table:table-cell>
          <table:table-cell/>
          <table:table-cell table:style-name="ce24" table:number-columns-repeated="2"/>
          <table:table-cell table:style-name="ce8" office:value-type="string" calcext:value-type="string">
            <text:p>Earth Radius</text:p>
          </table:table-cell>
          <table:table-cell table:style-name="ce15" office:value-type="float" office:value="3959" calcext:value-type="float">
            <text:p>3959</text:p>
          </table:table-cell>
          <table:table-cell table:style-name="ce9" office:value-type="string" calcext:value-type="string">
            <text:p>miles</text:p>
          </table:table-cell>
          <table:table-cell table:number-columns-repeated="5"/>
          <table:table-cell table:style-name="ce36" office:value-type="string" calcext:value-type="string">
            <text:p>var dLat = deg2rad(lat2-lat1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style-name="ce17"/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)</text:p>
          </table:table-cell>
          <table:table-cell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Lon = deg2rad(lon2-lon1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Miles Per Foot</text:p>
          </table:table-cell>
          <table:table-cell table:style-name="ce18" table:formula="of:=[.C3]/[.C4]" office:value-type="string" office:string-value="#DIV/0!" calcext:value-type="string">
            <text:p>#DIV/0!</text:p>
          </table:table-cell>
          <table:table-cell table:style-name="ce20" office:value-type="string" calcext:value-type="string">
            <text:p>(for accurate scaling of each line, this will be used for all other lines, and F will be calculated)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a = Math.sin(dLat/2) * Math.sin(dLat/2) + Math.cos(deg2rad(lat1)) * Math.cos(deg2rad(lat2)) * Math.sin(dLon/2) * Math.sin(dLon/2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c = 2 * Math.atan2(Math.sqrt(a), Math.sqrt(1-a));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 office:value-type="string" calcext:value-type="string">
            <text:p>LED Spacing</text:p>
          </table:table-cell>
          <table:table-cell table:style-name="ce17" office:value-type="float" office:value="0.656" calcext:value-type="float">
            <text:p>0.656</text:p>
          </table:table-cell>
          <table:table-cell table:style-name="ce9" office:value-type="string" calcext:value-type="string">
            <text:p>inches</text:p>
          </table:table-cell>
          <table:table-cell table:number-columns-repeated="2"/>
          <table:table-cell table:style-name="ce25" table:number-columns-repeated="2"/>
          <table:table-cell table:number-columns-repeated="8"/>
          <table:table-cell table:style-name="ce36" office:value-type="string" calcext:value-type="string">
            <text:p>var d = R * c; // Distance in km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style-name="ce19" table:formula="of:=[.C7]/12" office:value-type="string" office:string-value="0.0547" calcext:value-type="string">
            <text:p>0.0547</text:p>
          </table:table-cell>
          <table:table-cell table:style-name="ce9" office:value-type="string" calcext:value-type="string">
            <text:p>feet</text:p>
          </table:table-cell>
          <table:table-cell table:style-name="ce9" office:value-type="string" calcext:value-type="string">
            <text:p>(FLED)</text:p>
          </table:table-cell>
          <table:table-cell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9"/>
          <table:table-cell table:style-name="ce18" table:formula="of:=([.C3]/[.C4])*[.C8]" office:value-type="string" office:string-value="#DIV/0!" calcext:value-type="string">
            <text:p>#DIV/0!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(MLED)</text:p>
          </table:table-cell>
          <table:table-cell/>
          <table:table-cell table:style-name="ce25" table:number-columns-repeated="2"/>
          <table:table-cell table:number-columns-repeated="2"/>
          <table:table-cell table:style-name="ce9"/>
          <table:table-cell table:number-columns-repeated="5"/>
          <table:table-cell table:style-name="ce37"/>
          <table:table-cell table:number-columns-repeated="1007"/>
        </table:table-row>
        <table:table-row table:style-name="ro2">
          <table:table-cell table:style-name="ce2"/>
          <table:table-cell table:style-name="ce9"/>
          <table:table-cell table:number-columns-repeated="4"/>
          <table:table-cell table:style-name="ce25" table:number-columns-repeated="2"/>
          <table:table-cell table:number-columns-repeated="8"/>
          <table:table-cell table:style-name="ce38"/>
          <table:table-cell table:number-columns-repeated="1007"/>
        </table:table-row>
        <table:table-row table:style-name="ro2">
          <table:table-cell table:style-name="ce2"/>
          <table:table-cell table:style-name="ce9" office:value-type="string" calcext:value-type="string">
            <text:p>From KML – Line Segments from Simplified Files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number-columns-repeated="5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10" office:value-type="string" calcext:value-type="string">
            <text:p>Main</text:p>
          </table:table-cell>
          <table:table-cell table:number-columns-repeated="4"/>
          <table:table-cell table:style-name="ce25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>
            <text:p>lon</text:p>
          </table:table-cell>
          <table:table-cell table:style-name="ce11" office:value-type="string" calcext:value-type="string">
            <text:p>lat</text:p>
          </table:table-cell>
          <table:table-cell table:style-name="ce21" office:value-type="string" calcext:value-type="string">
            <text:p>segment</text:p>
          </table:table-cell>
          <table:table-cell table:style-name="ce11" office:value-type="string" calcext:value-type="string">
            <text:p>dlon (rad)</text:p>
          </table:table-cell>
          <table:table-cell table:style-name="ce11" office:value-type="string" calcext:value-type="string">
            <text:p>dlat (rad)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length (miles)</text:p>
          </table:table-cell>
          <table:table-cell table:style-name="ce2" office:value-type="string" calcext:value-type="string">
            <text:p>(M-MO)/MLED</text:p>
          </table:table-cell>
          <table:table-cell table:style-name="ce11" office:value-type="string" calcext:value-type="string">
            <text:p>num LEDs</text:p>
          </table:table-cell>
          <table:table-cell table:style-name="ce11" office:value-type="string" calcext:value-type="string">
            <text:p>Remainder (MR)</text:p>
          </table:table-cell>
          <table:table-cell table:style-name="ce11" office:value-type="string" calcext:value-type="string">
            <text:p>Offset (MO)</text:p>
          </table:table-cell>
          <table:table-cell table:style-name="ce32" office:value-type="string" calcext:value-type="string">
            <text:p>double check</text:p>
          </table:table-cell>
          <table:table-cell table:style-name="ce30" office:value-type="string" calcext:value-type="string">
            <text:p>dlon(offset) (deg)</text:p>
          </table:table-cell>
          <table:table-cell table:style-name="ce30" office:value-type="string" calcext:value-type="string">
            <text:p>dlat(offset) (deg)</text:p>
          </table:table-cell>
          <table:table-cell table:style-name="ce30" office:value-type="string" calcext:value-type="string">
            <text:p>dlon(LED) (deg)</text:p>
          </table:table-cell>
          <table:table-cell table:style-name="ce30" office:value-type="string" calcext:value-type="string">
            <text:p>dlat(LED) (deg)</text:p>
          </table:table-cell>
          <table:table-cell table:style-name="ce30" office:value-type="string" calcext:value-type="string">
            <text:p>segment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number-columns-repeated="2"/>
          <table:table-cell table:style-name="ce25" table:number-columns-repeated="2"/>
          <table:table-cell/>
          <table:table-cell table:style-name="ce25"/>
          <table:table-cell table:number-columns-repeated="1014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 table:style-name="ce9"/>
          <table:table-cell table:style-name="ce39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39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39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39"/>
          <table:table-cell table:style-name="ce34" table:number-columns-repeated="4"/>
          <table:table-cell table:style-name="ce9" table:number-columns-repeated="9"/>
          <table:table-cell table:number-columns-repeated="997"/>
        </table:table-row>
        <table:table-row table:style-name="ro2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39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 table:number-rows-repeated="7">
          <table:table-cell table:style-name="ce4"/>
          <table:table-cell table:style-name="ce12" table:number-columns-repeated="2"/>
          <table:table-cell table:style-name="ce9"/>
          <table:table-cell table:style-name="ce23" table:number-columns-repeated="2"/>
          <table:table-cell table:style-name="ce25" table:number-columns-repeated="2"/>
          <table:table-cell table:style-name="ce27"/>
          <table:table-cell table:style-name="ce29"/>
          <table:table-cell/>
          <table:table-cell table:style-name="ce18"/>
          <table:table-cell/>
          <table:table-cell table:style-name="ce39"/>
          <table:table-cell table:style-name="ce34" table:number-columns-repeated="4"/>
          <table:table-cell table:style-name="ce9"/>
          <table:table-cell table:number-columns-repeated="1005"/>
        </table:table-row>
        <table:table-row table:style-name="ro2">
          <table:table-cell table:style-name="ce2"/>
          <table:table-cell table:number-columns-repeated="5"/>
          <table:table-cell table:style-name="ce25" table:number-columns-repeated="2"/>
          <table:table-cell table:style-name="ce28" table:formula="of:=SUM([.I16:.I27])" office:value-type="string" office:string-value="0.00000" calcext:value-type="string">
            <text:p>0.00000</text:p>
          </table:table-cell>
          <table:table-cell/>
          <table:table-cell table:style-name="ce31" table:formula="of:=SUM([.K16:.K27])" office:value-type="string" office:string-value="0" calcext:value-type="string">
            <text:p>0</text:p>
          </table:table-cell>
          <table:table-cell table:number-columns-repeated="2"/>
          <table:table-cell table:style-name="ce39" table:formula="of:=SUM([.N16:.N27])" office:value-type="string" office:string-value="0" calcext:value-type="string">
            <text:p>0</text:p>
          </table:table-cell>
          <table:table-cell table:style-name="ce34" table:number-columns-repeated="4"/>
          <table:table-cell table:number-columns-repeated="1006"/>
        </table:table-row>
        <table:table-row table:style-name="ro2">
          <table:table-cell table:style-name="ce3"/>
          <table:table-cell table:style-name="ce10"/>
          <table:table-cell table:number-columns-repeated="4"/>
          <table:table-cell table:style-name="ce25" table:number-columns-repeated="2"/>
          <table:table-cell table:number-columns-repeated="6"/>
          <table:table-cell table:style-name="ce34" table:number-columns-repeated="4"/>
          <table:table-cell table:number-columns-repeated="1006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herit" svg:font-family="Inherit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number number:decimal-places="9" loext:min-decimal-places="9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P-NW" style:display-name="PageStyle_UP-N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-W" style:display-name="PageStyle_UP-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3" meta:object-count="0"/>
    <meta:generator>LibreOfficeDev/5.1.0.3$Linux_X86_64 LibreOffice_project/</meta:generator>
  </office:meta>
</office:document-meta>
</file>